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593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4.907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iff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9">
      <style:table-cell-properties fo:background-color="#9999ff" style:cell-protect="none" style:print-content="true" style:diagonal-bl-tr="none" style:diagonal-tl-br="none" fo:border="0.06pt solid #000000" fo:padding="0.071cm" style:rotation-align="none"/>
    </style:style>
    <style:style style:name="ce8" style:family="table-cell" style:parent-style-name="Default" style:data-style-name="N39">
      <style:table-cell-properties style:cell-protect="none" style:print-content="true" style:diagonal-bl-tr="none" style:diagonal-tl-br="none" fo:border="0.06pt solid #000000" fo:padding="0.071cm" style:rotation-align="none"/>
    </style:style>
    <style:style style:name="ce9" style:family="table-cell" style:parent-style-name="Default" style:data-style-name="N39">
      <style:table-cell-properties fo:background-color="#ff00ff" style:cell-protect="none" style:print-content="true" style:diagonal-bl-tr="none" style:diagonal-tl-br="none" fo:border="0.06pt solid #000000" fo:padding="0.071cm" style:rotation-align="none"/>
    </style:style>
    <style:style style:name="ce10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72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iff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4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0" table:number-columns-repeated="101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90589">
            <text:p>90589</text:p>
          </table:table-cell>
          <table:table-cell table:style-name="ce2" office:value-type="string">
            <text:p>a</text:p>
          </table:table-cell>
          <table:table-cell table:style-name="ce7" office:value-type="date" office:date-value="2012-04-19">
            <text:p>19 apr 12</text:p>
          </table:table-cell>
          <table:table-cell table:style-name="ce8" office:value-type="date" office:date-value="2012-04-23">
            <text:p>23 apr 12</text:p>
          </table:table-cell>
          <table:table-cell table:number-columns-repeated="1019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90588">
            <text:p>90588</text:p>
          </table:table-cell>
          <table:table-cell table:style-name="ce5" office:value-type="string">
            <text:p>b</text:p>
          </table:table-cell>
          <table:table-cell table:style-name="ce8" office:value-type="date" office:date-value="2011-11-15">
            <text:p>15 nov 11</text:p>
          </table:table-cell>
          <table:table-cell table:style-name="ce8" office:value-type="date" office:date-value="2012-07-16">
            <text:p>16 jul 12</text:p>
          </table:table-cell>
          <table:table-cell table:number-columns-repeated="101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90463">
            <text:p>90463</text:p>
          </table:table-cell>
          <table:table-cell table:style-name="ce6" office:value-type="string">
            <text:p>c</text:p>
          </table:table-cell>
          <table:table-cell table:style-name="ce9" office:value-type="date" office:date-value="2011-11-15">
            <text:p>15 nov 11</text:p>
          </table:table-cell>
          <table:table-cell table:style-name="ce8" office:value-type="date" office:date-value="2011-11-17">
            <text:p>17 nov 11</text:p>
          </table:table-cell>
          <table:table-cell table:number-columns-repeated="1019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90490">
            <text:p>90490</text:p>
          </table:table-cell>
          <table:table-cell table:style-name="ce2" office:value-type="string">
            <text:p>d</text:p>
          </table:table-cell>
          <table:table-cell table:style-name="ce8" office:value-type="date" office:date-value="2012-03-13">
            <text:p>13 mrt 12</text:p>
          </table:table-cell>
          <table:table-cell table:style-name="ce8" office:value-type="date" office:date-value="2012-03-15">
            <text:p>15 mrt 12</text:p>
          </table:table-cell>
          <table:table-cell table:number-columns-repeated="101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iff.$A$1" table:cell-range-address="$Diff.$A$1:.$E$5"/>
        </table:named-expressions>
      </table:table>
      <table:table table:name="Blad2" table:style-name="ta2">
        <table:table-column table:style-name="co6" table:number-columns-repeated="257" table:default-cell-style-name="ce3"/>
        <table:table-column table:style-name="co6" table:number-columns-repeated="767" table:default-cell-style-name="Default"/>
        <table:table-row table:style-name="ro2">
          <table:table-cell office:value-type="string">
            <text:p>Anders</text:p>
          </table:table-cell>
          <table:table-cell office:value-type="string">
            <text:p>Dit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iff.A1:Diff.E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iff" style:display-name="PageStyle_Di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2T13:58:38</dc:date>
    <meta:editing-cycles>8</meta:editing-cycles>
    <meta:editing-duration>PT2M54S</meta:editing-duration>
    <meta:document-statistic meta:table-count="2" meta:cell-count="29" meta:object-count="0"/>
    <meta:generator>LibreOffice/4.0.1.2$MacOSX_x86 LibreOffice_project/84102822e3d61eb989ddd325abf1ac077904985</meta:generator>
  </office:meta>
</office:document-meta>
</file>